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A000006DA23AFF7E687F1B29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plon Mono" svg:font-family="'Simplon Mono'" style:font-family-generic="roman" style:font-pitch="variable"/>
  </office:font-face-decls>
  <office:automatic-styles>
    <style:style style:name="P1" style:family="paragraph" style:parent-style-name="List_20_Paragraph" style:list-style-name="WWNum14"/>
    <style:style style:name="P2" style:family="paragraph" style:parent-style-name="List_20_Paragraph" style:list-style-name="WWNum15"/>
    <style:style style:name="P3" style:family="paragraph" style:parent-style-name="No_20_Spacing">
      <style:paragraph-properties fo:text-align="end" style:justify-single-word="false"/>
    </style:style>
    <style:style style:name="P4" style:family="paragraph" style:parent-style-name="No_20_Spacing">
      <style:paragraph-properties fo:text-align="end" style:justify-single-word="false"/>
      <style:text-properties officeooo:paragraph-rsid="0002bf6a"/>
    </style:style>
    <style:style style:name="P5" style:family="paragraph" style:parent-style-name="Standard" style:master-page-name="First_20_Page">
      <style:paragraph-properties style:page-number="0"/>
    </style:style>
    <style:style style:name="P6" style:family="paragraph" style:parent-style-name="Standard">
      <style:paragraph-properties fo:margin-top="0cm" fo:margin-bottom="0.282cm" style:contextual-spacing="false" fo:line-height="108%"/>
      <style:text-properties fo:color="#2f5496" loext:opacity="100%" fo:font-size="16pt" fo:font-weight="bold" style:font-name-asian="F" style:font-size-asian="16pt" style:font-weight-asian="bold" style:font-name-complex="F" style:font-size-complex="16pt" style:font-weight-complex="bold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2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Text_20_body" style:list-style-name="L3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4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5" style:family="paragraph" style:parent-style-name="Text_20_body" style:list-style-name="L5">
      <style:paragraph-properties fo:margin-left="0.635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16" style:family="paragraph" style:parent-style-name="Text_20_body">
      <style:paragraph-properties fo:break-before="page"/>
      <style:text-properties fo:font-size="16pt" style:font-size-asian="16pt" style:font-size-complex="16pt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6pt" fo:font-weight="bold" style:font-size-asian="16pt" style:font-weight-asian="bold" style:font-size-complex="16pt" style:font-weight-complex="bold" loext:padding="0cm" loext:border="none"/>
    </style:style>
    <style:style style:name="P18" style:family="paragraph">
      <loext:graphic-properties draw:fill="none"/>
      <style:paragraph-properties fo:text-align="start"/>
      <style:text-properties fo:color="#000000" loext:opacity="100%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ed7d31"/>
      <style:paragraph-properties fo:text-align="start"/>
      <style:text-properties fo:font-size="11pt"/>
    </style:style>
    <style:style style:name="P21" style:family="paragraph">
      <loext:graphic-properties draw:fill="solid" draw:fill-color="#4472c4"/>
      <style:paragraph-properties fo:text-align="start"/>
      <style:text-properties fo:font-size="11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text-transform="uppercase" fo:color="#323e4f" loext:opacity="100%" fo:font-size="20pt" style:font-size-asian="20pt" style:font-size-complex="20pt"/>
    </style:style>
    <style:style style:name="T2" style:family="text">
      <style:text-properties fo:text-transform="uppercase" fo:color="#323e4f" loext:opacity="100%" fo:font-size="26pt" style:font-size-asian="26pt" style:font-size-complex="26pt"/>
    </style:style>
    <style:style style:name="T3" style:family="text">
      <style:text-properties fo:color="#262626" loext:opacity="100%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style:font-name-complex="Arial1"/>
    </style:style>
    <style:style style:name="T7" style:family="text">
      <style:text-properties officeooo:rsid="0002bf6a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font-size="11pt" officeooo:rsid="0002bf6a" style:font-size-asian="9.60000038146973pt" style:font-size-complex="11pt"/>
    </style:style>
    <style:style style:name="T11" style:family="text">
      <style:text-properties fo:font-size="20pt" officeooo:rsid="0002bf6a" style:font-size-asian="17.5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none" svg:stroke-width="0.018cm" draw:fill="none" draw:textarea-vertical-align="bottom" draw:auto-grow-height="false" fo:min-height="2.417cm" fo:min-width="15.685cm" fo:padding-top="0cm" fo:padding-bottom="0cm" fo:padding-left="0cm" fo:padding-right="0cm" fo:wrap-option="wrap" fo:margin-left="0.318cm" fo:margin-right="0.346cm" fo:margin-top="0cm" fo:margin-bottom="0.041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2" style:family="graphic" style:parent-style-name="Frame">
      <style:graphic-properties draw:stroke="none" svg:stroke-width="0.018cm" draw:fill="none" draw:textarea-vertical-align="bottom" draw:auto-grow-height="false" fo:min-height="10.878cm" fo:min-width="15.685cm" fo:padding-top="0cm" fo:padding-bottom="0cm" fo:padding-left="0cm" fo:padding-right="0cm" fo:wrap-option="wrap" fo:margin-left="0.318cm" fo:margin-right="0.346cm" fo:margin-top="0cm" fo:margin-bottom="0.018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fo:margin-left="0cm" fo:margin-right="0.009cm" fo:margin-top="0cm" fo:margin-bottom="0.002cm" style:run-through="foreground" style:wrap="run-through" style:number-wrapped-paragraphs="no-limit" style:vertical-pos="middle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4" style:family="graphic">
      <style:graphic-properties draw:stroke="none" svg:stroke-width="0.035cm" draw:stroke-linejoin="miter" svg:stroke-linecap="butt" draw:fill="solid" draw:fill-color="#ed7d31" draw:textarea-vertical-align="middle" draw:auto-grow-height="false" draw:fit-to-size="false" style:shrink-to-fit="false" fo:min-height="23.948cm" fo:min-width="0.129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draw:stroke="none" svg:stroke-width="0.035cm" draw:stroke-linejoin="miter" svg:stroke-linecap="butt" draw:fill="solid" draw:fill-color="#4472c4" draw:textarea-vertical-align="middle" draw:auto-grow-height="false" draw:fit-to-size="false" style:shrink-to-fit="false" fo:min-height="0.187cm" fo:min-width="0.129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draw:custom-shape text:anchor-type="char" style:rel-width="73%" style:rel-height="8%" draw:z-index="6" draw:name="Caixa de Texto 112" draw:style-name="gr1" draw:text-style-name="P18" svg:width="15.684cm" svg:height="2.416cm" svg:x="3.149cm" svg:y="24.858cm"><text:p text:style-name="P3"><text:span text:style-name="T7">Vitor Ramos Silva<text:line-break/>RA:01231177</text:span><text:text-input text:description=""/><text:span text:style-name="T3">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73%" style:rel-height="36%" draw:z-index="5" draw:name="Caixa de Texto 113" draw:style-name="gr2" draw:text-style-name="P18" svg:width="15.684cm" svg:height="10.877cm" svg:x="3.149cm" svg:y="13.513cm"><text:p text:style-name="P4"><text:span text:style-name="T11">ScaryIt</text:span>’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3%" style:rel-height="91%" draw:z-index="4" draw:name="Grupo 114" draw:style-name="gr3"><draw:custom-shape draw:name="Retângulo 115" draw:style-name="gr4" draw:text-style-name="P20" svg:width="0.636cm" svg:height="24.395cm" svg:x="0.944cm" svg:y="2.15cm"><text:p text:style-name="P1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tângulo 116" draw:style-name="gr5" draw:text-style-name="P21" svg:width="0.636cm" svg:height="0.634cm" svg:x="0.944cm" svg:y="26.917cm"><text:p text:style-name="P1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6"><text:span text:style-name="T9">Contexto de negócio:</text:span></text:p>
      <text:p text:style-name="P10"><text:span text:style-name="T8">O medo é um dos sentimentos mais antigos e com a maior intensidade que o ser humano pode experenciar na vida e é graças ao medo que o ser humano foi capaz de se perpetuar por tanto tempo, visto isso, não é de se espantar que o gênero de terror seja um fenômeno de audiência no mundo todo à no mínimo 4 décadas. Muitos filmes de terror são conhecidos ao ponto de virarem ícones da cultura pop como Jason (Sexta-feira 13), Ghostface (Panico), Pennywise (It: A Coisa), etc... Porém muita gente tem dificuldade de se iniciar nesse mundo das mídias de terror (cinema ou literatura) seja por falta de entendimento sobre o gênero ou pelo medo daquilo que espreita a escuridão, fazendo com que essas pessoas percam obras maravilhosas como Halloween (1978), Pânico (1996), O Iluminado (1977), etc. Obras de terror podem ser muito enriquecedoras no sentido se conhecer melhor e entender não apenas os seus próprios medos como também o daqueles ao seu redor, é uma lastima que muitos se privem de tal experiencia. O cinema de horror é capaz de se reinventar de uma forma incrível tendo assim muitos anos de relevância nas telonas pela frente.</text:span></text:p>
      <text:p text:style-name="P10"/>
      <text:p text:style-name="P17"><text:span text:style-name="T8">Objetivo:</text:span></text:p>
      <text:p text:style-name="P17"/>
      <text:p text:style-name="P10"><text:span text:style-name="T8">O objetivo da ScaryIt é introduzir mídias de terror para pessoas que antes se sentiam repelidas pelo gênero por não entenderem a proposta de tais obras.</text:span></text:p>
      <text:p text:style-name="P10"/>
      <text:p text:style-name="P17"><text:span text:style-name="T8">Justificava:</text:span></text:p>
      <text:p text:style-name="P17"/>
      <text:p text:style-name="P10"><text:span text:style-name="T8">Muitas vezes as pessoas sentem vontade de apreciar um bom filme de horror ou conto, porém não sabem por onde começar, é importante existir uma plataforma que facilite essa introdução de forma casual e descontraída.</text:span></text:p>
      <text:p text:style-name="P10"/>
      <text:p text:style-name="P17"><text:span text:style-name="T8">Escopo:</text:span></text:p>
      <text:p text:style-name="P10"/>
      <text:list xml:id="list765891148" text:style-name="L1">
        <text:list-item>
          <text:p text:style-name="P11"><text:span text:style-name="T8">Contos de terror: Muitas vezes as pessoas acreditam que a única forma de apreciar obras de terror é assistindo filmes e esquecem ou as vezes não conhecem nomes de supra importância para a literatura como Edgar Allan Poe e H.P Lovecraft.</text:span></text:p>
        </text:list-item>
      </text:list>
      <text:p text:style-name="P10"/>
      <text:list xml:id="list3436996942" text:style-name="L2">
        <text:list-item>
          <text:p text:style-name="P12"><text:span text:style-name="T8">Conhecendo diretores: Algo muito importante para apreciar filmes do gênero é conhecer e entender diretores e estilos de direção.</text:span></text:p>
        </text:list-item>
      </text:list>
      <text:p text:style-name="P10"/>
      <text:list xml:id="list3924444402" text:style-name="L3">
        <text:list-item>
          <text:p text:style-name="P13"><text:span text:style-name="T8">Recomendação: Quando não se sabe por onde começar é difícil encontrar um bom filme, por isso recomendações de filmes para assistir com pessoas queridas e compartilhar bons momentos é primordial.</text:span></text:p>
        </text:list-item>
      </text:list>
      <text:p text:style-name="P10"/>
      <text:list xml:id="list3629139164" text:style-name="L4">
        <text:list-item>
          <text:p text:style-name="P14"><text:span text:style-name="T8">Teste de conhecimento: Uma forma divertida de gerar interesse é pela competição, um quis é uma ótima forma de testar o conhecimento enquanto estimula interação com outros amantes do terror.</text:span></text:p>
        </text:list-item>
      </text:list>
      <text:p text:style-name="P10"/>
      <text:p text:style-name="P17"><text:span text:style-name="T8">Premissas e Restrições:</text:span></text:p>
      <text:p text:style-name="P10"/>
      <text:list xml:id="list1042703480" text:style-name="L5">
        <text:list-item>
          <text:p text:style-name="P15"><text:span text:style-name="T8">O usuário não tem experiência com filmes de terror.</text:span></text:p>
        </text:list-item>
        <text:list-item>
          <text:p text:style-name="P15"><text:soft-page-break/><text:span text:style-name="T8">Para responder o quis é indicado o usuário ver todos os filmes das indicações.</text:span></text:p>
        </text:list-item>
      </text:list>
      <text:p text:style-name="P1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plon Mono" svg:font-family="'Simplon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1cm" fo:margin-bottom="0.071cm" style:contextual-spacing="false" fo:line-height="100%" fo:text-align="start" style:justify-single-word="false" fo:orphans="2" fo:widows="2" style:writing-mode="lr-tb"/>
      <style:text-properties fo:color="#595959" loext:opacity="100%" style:font-name="Simplon Mono" fo:font-family="'Simplon Mono'" style:font-family-generic="roman" style:font-pitch="variable" style:letter-kerning="true"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loext:linked-style-name="Sem_20_Espaçamento_20_Char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.071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.071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071cm" fo:margin-bottom="0.071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2f5496" loext:opacity="100%" style:font-name="Simplon Mono" fo:font-family="'Simplon Mono'" style:font-family-generic="roman" style:font-pitch="variable" fo:font-size="16pt" fo:font-weight="bold" style:letter-kerning="true" style:font-name-asian="F" style:font-family-generic-asian="system" style:font-pitch-asian="variable" style:font-size-asian="16pt" style:language-asian="pt" style:country-asian="BR" style:font-weight-asian="bold" style:font-name-complex="F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fo:color="#2f5496" loext:opacity="100%" style:font-name="Simplon Mono" fo:font-family="'Simplon Mono'" style:font-family-generic="roman" style:font-pitch="variable" fo:font-size="13pt" style:letter-kerning="true" style:font-name-asian="F" style:font-family-generic-asian="system" style:font-pitch-asian="variable" style:font-size-asian="13pt" style:language-asian="pt" style:country-asian="BR" style:font-name-complex="F" style:font-family-generic-complex="system" style:font-pitch-complex="variable" style:font-size-complex="13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em_20_Espaçamento_20_Char" style:display-name="Sem Espaçamento Char" style:family="text" style:parent-style-name="Default_20_Paragraph_20_Font" loext:linked-style-name="No_20_Spacing"/>
    <style:style style:name="Título_20_3_20_Char" style:display-name="Título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letter-kerning="true" style:font-name-asian="F" style:font-family-generic-asian="system" style:font-pitch-asian="variable" style:font-size-asian="12pt" style:language-asian="pt" style:country-asian="BR" style:font-name-complex="F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center"/>
      <style:text-properties fo:font-size="11pt"/>
    </style:style>
    <style:style style:name="M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7cm" fo:margin-left="1.7cm" fo:margin-right="1.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cm" fo:margin-left="0cm" fo:margin-right="0cm" fo:margin-bottom="0.3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635783502" draw:style-name="Mgr1" draw:text-style-name="MP1" svg:width="21.033cm" svg:height="29.705cm" svg:x="-1.716cm" svg:y="-1.739cm"><draw:image xlink:href="Pictures/10000000000004DA000006DA23AFF7E687F1B29D.png" xlink:type="simple" xlink:show="embed" xlink:actuate="onLoad" draw:mime-type="image/png"><text:p/></draw:image></draw:fram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frame text:anchor-type="char" draw:z-index="0" draw:name="WordPictureWatermark635783500" draw:style-name="Mgr1" draw:text-style-name="MP2" svg:width="21.033cm" svg:height="29.705cm" svg:x="-1.716cm" svg:y="-1.739cm"><draw:image xlink:href="Pictures/10000000000004DA000006DA23AFF7E687F1B29D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RIWORD</dc:title>
    <meta:initial-creator>Usuário</meta:initial-creator>
    <meta:editing-cycles>3</meta:editing-cycles>
    <meta:print-date>2021-11-24T22:39:00</meta:print-date>
    <meta:creation-date>2023-04-30T20:15:00</meta:creation-date>
    <dc:date>2023-06-14T00:34:07.725458758</dc:date>
    <meta:editing-duration>PT4M10S</meta:editing-duration>
    <meta:generator>LibreOffice/7.3.7.2$Linux_X86_64 LibreOffice_project/30$Build-2</meta:generator>
    <meta:document-statistic meta:table-count="0" meta:image-count="0" meta:object-count="0" meta:page-count="3" meta:paragraph-count="16" meta:word-count="424" meta:character-count="2490" meta:non-whitespace-character-count="2089"/>
    <meta:user-defined meta:name="AppVersion">16.0000</meta:user-defined>
    <meta:user-defined meta:name="Company">triword</meta:user-defined>
    <meta:user-defined meta:name="ContentTypeId">0x0101007F8ECE7139958D46ABEDA89D12B90CBF</meta:user-defined>
    <meta:user-defined meta:name="MediaServiceImageTags"/>
    <meta:template xlink:type="simple" xlink:actuate="onRequest" xlink:title="Normal" xlink:href=""/>
  </office:meta>
</office:document-meta>
</file>